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office:automatic-styles>
  <office:body>
    <office:text text:use-soft-page-breaks="true">
      <text:p text:style-name="P1">Introduction</text:p>
      <text:p text:style-name="Normal">The Crime Outcomes Data Website is a project aimed at providing an interactive and user-friendly interface for exploring the<text:s/>crime outcomes data of West Yorkshire Police. The project is implemented using HTML, JavaScript, and CSS and sample data from West Yorkshire Police to display the locations of crime incidents and respective outcomes. This report will provide an overview of<text:s/>why the project was started,<text:s/>the<text:s/>progress made so far, the challenges encountered, and the future direction of the project.</text:p>
      <text:p text:style-name="P2">Identifying the problem</text:p>
      <text:p text:style-name="Normal">The West Yorkshire police data as displayed by the Police data website provides details on individual crime outcomes, locations, and<text:s/>dates. The data would however give the user a better perspective when the data is displayed on a map with the given locations and outcomes. The application needs to provide users with an intuitive and easy-to-use interface<text:s/>that<text:s/>will display markers on the map, and users would be able to filter the markers by different types of crime outcomes. In addition, the application would be secure, ensuring that the data is only accessible to authorized users.</text:p>
      <text:p text:style-name="Normal"/>
      <text:p text:style-name="P3">Progress Made So Far</text:p>
      <text:p text:style-name="Normal">Significant progress has been made on the Crime Outcomes Data Website project and the website now has a functional interface that allows users to select a specific crime outcome and visualize location on the map. The website also has a navigation bar that provides links to the home page, a form for adding outcomes,<text:s/>and<text:s/>links to social media pages. The website has been designed to be responsive and accessible to users with different devices and browsers. The form for adding more outcomes is intended to be logged into by authorized users with credentials and add data on the map.</text:p>
      <text:p text:style-name="Normal">The project was put together by integrating Google Maps into the website. This was done using the Google Maps JavaScript API, which provides developers with a comprehensive set of tools for creating maps and visualizing data. The website now allows users to zoom in and out, pan, and interact with the map using standard gestures. HTML, CSS, and JavaScript were used to develop the application. A JavaScript file was used to convert the raw data into the required format for display on the map. Additionally, CSS<text:s/>was utilized to make the style<text:s/>of<text:s/>the<text:s/>website.</text:p>
      <text:p text:style-name="Normal">Another milestone achieved was the implementation of the plot functions for each crime outcome. These functions are written in JavaScript and use the Google Maps API to plot the locations of crimes on the map. The plot functions have been extensively tested and validated to ensure that they provide accurate and up-to-date information.</text:p>
      <text:p text:style-name="Normal"/>
      <text:p text:style-name="P4">Challenges Encountered</text:p>
      <text:p text:style-name="Normal">During the development of the Crime Outcomes Data Website, several challenges were encountered. One of the main challenges was the processing and formatting of the crime outcomes data. The data was obtained in a raw format that required extensive cleaning and processing to be usable. Custom scripts were written to extract and transform the data into a suitable format for visualization on the map.</text:p>
      <text:p text:style-name="Normal">Another challenge was the integration of the Google Maps API into the website. The API has a steep learning curve and requires a good understanding of JavaScript and web development principles. A<text:s/><text:soft-page-break/>significant amount of time was spent learning how to use the API and troubleshooting issues that arose during development.</text:p>
      <text:p text:style-name="Normal"/>
      <text:p text:style-name="P5">Future Direction</text:p>
      <text:p text:style-name="Normal">The Crime Outcomes Data Website project is<text:s/>ongoing, and<text:s/>several areas can<text:s/>be improved in the future. One of the areas is the visualization of the data, which can make use of more advanced visualization techniques, such as heat maps and clustering, to provide users with a more comprehensive and informative view of the crime outcomes data.</text:p>
      <text:p text:style-name="Normal">Also, different marker colours can be used to represent different outcome types on the map and displayed at the same time on the home page before selecting each outcome individually or together with another outcome.</text:p>
      <text:p text:style-name="Normal">Finally, the scope of the website can be broadened to include data from other police forces in the UK. This will provide users with a broader view of crime outcomes data across the country and enable them to make more informed decisions about their safety and security.</text:p>
      <text:p text:style-name="Normal"/>
      <text:p text:style-name="P6">Conclusion</text:p>
      <text:p text:style-name="Normal">The Crime Outcomes Data Website<text:s/>now has a functional interface that allows users to select a specific crime outcome and visualize its location on the map.<text:s/>The project has encountered several challenges during development, but some of the challenges have been addressed through extensive testing and troubleshooting. Areas for improvement have been identified provided there is more time and resources which will provide users with a more comprehensive and informative view of the crime outcomes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qbal Bin-Salih</meta:initial-creator>
    <dc:creator>Iqbal Bin-Salih</dc:creator>
    <meta:creation-date>2023-04-10T10:19:00Z</meta:creation-date>
    <dc:date>2024-07-25T10:18:00Z</dc:date>
    <meta:template xlink:href="Normal" xlink:type="simple"/>
    <meta:editing-cycles>2</meta:editing-cycles>
    <meta:editing-duration>PT8160S</meta:editing-duration>
    <meta:user-defined meta:name="GrammarlyDocumentId">2824062e21ee103d6bc55f34d1c594075c416a2bf8f805780727bb1835439a7c</meta:user-defined>
    <meta:document-statistic meta:page-count="2" meta:paragraph-count="17" meta:word-count="766" meta:character-count="4712" meta:row-count="64" meta:non-whitespace-character-count="3963"/>
  </office:meta>
</office:document-meta>
</file>